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63cm" svg:y1="1.029cm" svg:x2="1.763cm" svg:y2="2.469cm">
          <text:p/>
        </draw:line>
        <draw:custom-shape draw:style-name="gr2" draw:text-style-name="P2" draw:layer="layout" svg:width="0.2cm" svg:height="0.2cm" svg:x="1.664cm" svg:y="2.4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0}$§svg§600§TRUE§</svg:desc>
          <draw:g>
            <draw:path draw:style-name="gr3" draw:text-style-name="P3" draw:layer="layout" svg:width="0.289cm" svg:height="0.294cm" svg:x="1.054cm" svg:y="2.676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3" draw:text-style-name="P3" draw:layer="layout" svg:width="0.135cm" svg:height="0.2cm" svg:x="1.327cm" svg:y="2.83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1" draw:text-style-name="P1" draw:layer="layout" svg:x1="3.533cm" svg:y1="3.351cm" svg:x2="3.533cm" svg:y2="4.571cm">
          <text:p/>
        </draw:line>
        <draw:custom-shape draw:style-name="gr2" draw:text-style-name="P2" draw:layer="layout" svg:width="0.2cm" svg:height="0.2cm" svg:x="1.664cm" svg:y="3.0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613cm" svg:y1="1.051cm" svg:x2="9.613cm" svg:y2="4.671cm">
          <text:p/>
        </draw:line>
        <draw:line draw:style-name="gr4" draw:text-style-name="P1" draw:layer="layout" svg:x1="1.753cm" svg:y1="1.039cm" svg:x2="9.643cm" svg:y2="1.039cm">
          <text:p/>
        </draw:line>
        <draw:line draw:style-name="gr4" draw:text-style-name="P1" draw:layer="layout" svg:x1="3.513cm" svg:y1="3.359cm" svg:x2="7.753cm" svg:y2="3.359cm">
          <text:p/>
        </draw:line>
        <draw:custom-shape draw:style-name="gr5" draw:text-style-name="P4" draw:layer="layout" svg:width="0.2cm" svg:height="0.2cm" svg:x="3.432cm" svg:y="4.5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1.2cm" draw:transform="rotate (1.5707963267949) translate (5.055cm 1.3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=10\,\mathrm{k\Omega}$§svg§600§TRUE§</svg:desc>
          <draw:g>
            <draw:path draw:style-name="gr3" draw:text-style-name="P3" draw:layer="layout" svg:width="0.3cm" svg:height="0.295cm" svg:x="4.737cm" svg:y="1.463cm" svg:viewBox="0 0 301 296" svg:d="M142 29c2-10 3-15 12-16 3 0 16 0 25 0 30 0 77 0 77 41 0 14-8 43-23 60-12 11-34 24-72 24-16 0-31 0-47 0 9-36 18-73 28-109zM202 144c43-10 93-38 93-82 0-36-38-62-93-62-40 0-80 0-120 0-9 0-12 0-12 8 0 5 3 5 12 5 5 0 8 0 15 0 7 1 11 1 11 7 0 2 0 3-1 9-19 75-38 150-57 225-4 17-4 20-38 20-7 0-12 0-12 8 0 5 4 3 6 5 12 0 43-1 54-1s41 1 53 1c3 0 8 0 8-9 0-4-3-4-12-4-15 0-26 0-26-8 0-2 0-4 1-7 9-37 18-74 28-111 16 0 33 0 50 0 38 0 46 24 46 38 0 6-4 19-6 29-3 12-8 27-8 36 0 45 52 45 57 45 36 0 50-42 50-48s-3-4-5-6c-3 0-4 4-6 6-9 32-27 39-38 39-13 0-17-9-17-25 0-14 4-35 5-48 1-6 1-15 1-21 0-32-27-44-39-49z">
              <text:p/>
            </draw:path>
            <draw:path draw:style-name="gr3" draw:text-style-name="P3" draw:layer="layout" svg:width="0.279cm" svg:height="0.097cm" svg:x="5.185cm" svg:y="1.596cm" svg:viewBox="0 0 280 98" svg:d="M265 17c7 0 15 0 15-9 0-8-8-8-14-8-84 0-168 0-253 0-6 0-13 0-13 8 0 9 7 9 14 9 84 0 168 0 251 0zM266 98c6 0 14 0 14-8s-8-8-15-8c-83 0-167 0-251 0-7 0-14 0-14 8s7 8 13 8c85 0 169 0 253 0z">
              <text:p/>
            </draw:path>
            <draw:path draw:style-name="gr3" draw:text-style-name="P3" draw:layer="layout" svg:width="0.138cm" svg:height="0.279cm" svg:x="5.643cm" svg:y="1.47cm" svg:viewBox="0 0 139 280" svg:d="M86 11c0-11 0-11-9-11-27 26-64 26-77 26 0 5 0 9 0 14 8 0 34 0 55-11 0 73 0 145 0 218 0 15-1 19-39 19-5 0-9 0-14 0 0 5 0 9 0 14 16-2 52-2 69-2s54 0 68 2c0-5 0-9 0-14-4 0-9 0-13 0-38 0-40-3-40-19 0-79 0-157 0-236z">
              <text:p/>
            </draw:path>
            <draw:path draw:style-name="gr3" draw:text-style-name="P3" draw:layer="layout" svg:width="0.177cm" svg:height="0.288cm" svg:x="5.832cm" svg:y="1.47cm" svg:viewBox="0 0 178 289" svg:d="M178 145c0-33-3-67-17-98-19-41-54-47-72-47-25 0-55 11-73 49-14 30-16 63-16 96 0 31 2 70 19 102 18 34 49 42 70 42 23 0 55-8 73-49 13-29 16-61 16-95zM89 280c-17 0-41-10-49-51-5-25-5-63-5-89 0-27 0-55 3-78 9-49 40-54 51-54 14 0 42 9 49 50 5 24 5 56 5 82 0 32 0 60-5 87-6 41-30 53-49 53z">
              <text:p/>
            </draw:path>
            <draw:path draw:style-name="gr3" draw:text-style-name="P3" draw:layer="layout" svg:width="0.202cm" svg:height="0.291cm" svg:x="6.11cm" svg:y="1.458cm" svg:viewBox="0 0 203 292" svg:d="M32 260c0 18-4 18-32 18 0 5 0 9 0 14 13 0 34-2 46-2s28 2 46 2c0-5 0-9 0-14-28 0-33 0-33-18 0-14 0-29 0-44 9-8 18-15 27-23 33 45 50 69 50 76 0 8-8 9-15 9 0 5 0 9 0 14 12 0 36-2 46-2 12 0 24 2 36 2 0-5 0-9 0-14-16 0-24 0-41-21-18-25-35-51-53-76-1-1-3-3-3-5 0-1 30-26 34-30 27-21 45-22 53-22 0-5 0-9 0-14-12 2-18 2-29 2-15 0-42-2-48-2 0 5 0 9 0 14 9 0 12 4 12 10 0 9-4 14-8 16-20 17-40 34-60 52 0-68 0-135 0-202-20 2-40 3-60 5 0 4 0 9 0 13 29 0 32 2 32 23 0 73 0 146 0 219z">
              <text:p/>
            </draw:path>
            <draw:path draw:style-name="gr3" draw:text-style-name="P3" draw:layer="layout" svg:width="0.265cm" svg:height="0.295cm" svg:x="6.339cm" svg:y="1.453cm" svg:viewBox="0 0 266 296" svg:d="M266 228c-3 0-7 0-10 0-3 12-4 22-8 31-2 7-3 10-27 10-11 0-23 0-34 0 5-23 18-43 37-71 20-30 38-59 38-92 0-59-58-106-129-106-72 0-128 48-128 106 0 33 17 62 37 92 18 28 31 48 37 71-11 0-22 0-33 0-24 0-27-3-28-10-4-9-6-20-8-31-4 0-7 0-10 0 4 23 9 46 13 68 23 0 45 0 67 0 10 0 11 0 11-8 0-30-13-67-23-94-8-24-20-57-20-88 0-68 47-96 85-96 40 0 85 30 85 96 0 31-12 63-24 97-6 18-20 56-20 85 0 8 1 8 12 8 22 0 44 0 66 0 5-22 10-45 14-68z">
              <text:p/>
            </draw:path>
          </draw:g>
        </draw:g>
        <draw:line draw:style-name="gr1" draw:text-style-name="P1" draw:layer="layout" svg:x1="1.763cm" svg:y1="3.229cm" svg:x2="1.763cm" svg:y2="4.669cm">
          <text:p/>
        </draw:line>
        <draw:line draw:style-name="gr4" draw:text-style-name="P1" draw:layer="layout" svg:x1="1.754cm" svg:y1="4.639cm" svg:x2="9.644cm" svg:y2="4.639cm">
          <text:p/>
        </draw:line>
        <draw:custom-shape draw:style-name="gr6" draw:text-style-name="P2" draw:layer="layout" svg:width="0.5cm" svg:height="1.2cm" draw:transform="rotate (1.5707963267949) translate (5.934cm 4.9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X}$§svg§600§TRUE§</svg:desc>
          <draw:g>
            <draw:path draw:style-name="gr3" draw:text-style-name="P3" draw:layer="layout" svg:width="0.298cm" svg:height="0.294cm" svg:x="7.313cm" svg:y="4.901cm" svg:viewBox="0 0 299 295" svg:d="M140 29c3-10 4-15 12-16 4 0 17 0 25 0 30 0 77 0 77 42 0 14-7 43-23 59-12 12-33 25-72 25-15 0-31 0-46 0 9-37 18-74 27-110zM200 143c43-8 93-38 93-80 0-36-38-63-93-63-40 0-80 0-120 0-8 0-12 0-12 8 0 5 4 5 12 5 5 1 9 0 16 1 7 0 11 2 11 6 0 3 0 4-2 9-18 75-37 150-56 224-5 17-5 20-38 20-7 0-11 0-11 8 0 5 5 5 6 5 11 0 41-1 53-1s40 1 52 1c4 0 9 0 9-9 0-4-4-4-12-4-16 0-27 0-27-8 0-2 0-4 2-7 9-37 18-74 27-111 17 0 34 0 50 0 39 0 46 24 46 38 0 7-4 19-6 29-2 12-7 28-7 36 0 45 50 45 56 45 36 0 50-42 50-48 0-4-3-3-4-4-4 0-5 2-6 4-10 32-29 39-39 39-13 0-16-9-16-25 0-14 2-35 4-48 2-6 2-15 2-19 0-33-28-46-40-51z">
              <text:p/>
            </draw:path>
            <draw:path draw:style-name="gr3" draw:text-style-name="P3" draw:layer="layout" svg:width="0.259cm" svg:height="0.2cm" svg:x="7.629cm" svg:y="5.049cm" svg:viewBox="0 0 260 201" svg:d="M149 88c9-9 19-18 28-27 37-37 49-49 76-50 3 0 7 0 7-6 0-4-4-5-5-5-8 0-18 1-27 1-8 0-27-1-34-1-2 0-6 1-6 7 2 1 0 4 5 4 2 1 9 1 9 7 0 5-4 9-7 12-2 2-39 39-50 50-10-19-20-38-30-57-1-1-2-4-2-5s6-6 15-7c3 0 7 0 7-6-2-2-1-5-6-5-6 0-13 1-19 1s-13 0-19 0c-5 0-12 0-17 0-6 0-12-1-17-1-1 0-5 0-5 7 0 4 3 4 8 4 18 0 19 3 21 9 14 27 28 54 42 80-5 6-11 12-16 17-6 5-20 18-26 24-35 36-47 48-74 49-3 0-7 0-7 6 0 1 1 5 4 5 8 0 19-1 27-1 5 0 13 0 18 0s12 1 17 1c1 0 6 0 6-6 0-5-4-5-6-5-3 0-9-1-9-7 0-5 4-8 10-16 20-19 40-38 60-57 12 23 24 46 36 69 1 3 1 3 1 4s-5 6-15 7c-3 0-6 0-6 6 0 1 0 5 4 5 6 0 15-1 21-1s12 0 19 0c5 0 12 0 17 0 4 0 10 1 15 1 3 0 7 0 7-7 0-4-4-4-9-4-17 0-18-3-21-8-16-31-32-62-47-94z">
              <text:p/>
            </draw:path>
          </draw:g>
        </draw:g>
        <draw:custom-shape draw:style-name="gr5" draw:text-style-name="P4" draw:layer="layout" svg:width="0.2cm" svg:height="0.2cm" svg:x="7.631cm" svg:y="4.5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33cm" svg:y1="3.351cm" svg:x2="7.733cm" svg:y2="4.571cm">
          <text:p/>
        </draw:line>
        <draw:g>
          <draw:custom-shape draw:style-name="gr7" draw:text-style-name="P5" draw:layer="layout" svg:width="0.75cm" svg:height="0.75cm" svg:x="4.163cm" svg:y="4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A$§svg§600§TRUE§</svg:desc>
            <draw:g>
              <draw:path draw:style-name="gr3" draw:text-style-name="P3" draw:layer="layout" svg:width="0.286cm" svg:height="0.299cm" svg:x="4.4cm" svg:y="4.503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g>
          <draw:custom-shape draw:style-name="gr7" draw:text-style-name="P5" draw:layer="layout" svg:width="0.75cm" svg:height="0.75cm" svg:x="5.364cm" svg:y="2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3" draw:text-style-name="P3" draw:layer="layout" svg:width="0.297cm" svg:height="0.294cm" svg:x="5.614cm" svg:y="3.203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>
          <svg:title>TexMaths</svg:title>
          <svg:desc>12§latex§$I_{\mathrm{A}}$§svg§600§TRUE§</svg:desc>
          <draw:g>
            <draw:path draw:style-name="gr3" draw:text-style-name="P3" draw:layer="layout" svg:width="0.193cm" svg:height="0.285cm" svg:x="4.956cm" svg:y="4.908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1-7 1-9 19-75 38-149 56-224z">
              <text:p/>
            </draw:path>
            <draw:path draw:style-name="gr3" draw:text-style-name="P3" draw:layer="layout" svg:width="0.22cm" svg:height="0.208cm" svg:x="5.139cm" svg:y="5.048cm" svg:viewBox="0 0 221 209" svg:d="M120 7c-3-5-3-7-9-7-5 0-7 2-8 7-23 57-46 114-68 171-3 7-9 20-35 20 0 4 0 8 0 11 11-1 20-1 31-1s34 1 35 1c0-3 0-7 0-11-13 0-22-6-22-14 0-2 1-2 3-6 4-12 8-24 13-36 28 0 56 0 83 0 6 15 12 29 17 43 1 1 3 4 3 5 0 8-17 8-24 8 0 4 0 8 0 11 14 0 33-1 43-1 14 0 36 1 39 1 0-3 0-7 0-11-2 0-4 0-6 0-19 0-21-2-25-10-23-61-47-121-70-181zM102 37c12 32 25 63 38 94-25 0-50 0-75 0 12-31 24-62 37-94z">
              <text:p/>
            </draw:path>
          </draw:g>
        </draw:g>
        <draw:g>
          <svg:title>TexMaths</svg:title>
          <svg:desc>12§latex§$U_{\mathrm{V}}$§svg§600§TRUE§</svg:desc>
          <draw:g>
            <draw:path draw:style-name="gr3" draw:text-style-name="P3" draw:layer="layout" svg:width="0.29cm" svg:height="0.294cm" svg:x="6.158cm" svg:y="3.608cm" svg:viewBox="0 0 291 295" svg:d="M238 44c4-17 12-30 46-31 2 0 7 0 7-8-2-2 0-5-6-5-13 0-29 1-43 1s-29-1-43-1c-3 0-7 0-7 8 0 5 3 5 7 5 24 0 29 10 29 18 0 1-2 8-2 10-12 49-25 99-38 149-14 56-62 92-104 92-29 0-52-18-52-54 0-1 0-14 5-33 14-54 27-109 41-163 3-14 5-19 35-19 12 0 14 0 14-8 0-5-5-5-6-5-11 0-42 1-53 1-13 0-43-1-55-1-3 0-7 0-7 8 0 5 4 5 11 5 1 0 9 0 17 1 7 0 10 2 10 6 0 3-4 21-7 30-3 13-5 25-8 37-5 17-24 96-27 104-2 11-2 18-2 24 0 52 38 80 81 80 54 0 106-46 120-103 13-49 25-98 37-148z">
              <text:p/>
            </draw:path>
            <draw:path draw:style-name="gr3" draw:text-style-name="P3" draw:layer="layout" svg:width="0.229cm" svg:height="0.206cm" svg:x="6.425cm" svg:y="3.756cm" svg:viewBox="0 0 230 207" svg:d="M196 30c4-8 11-18 34-19 0-4 0-7 0-11-8 1-20 1-29 1-12 0-33-1-34-1 0 4 0 7 0 11 10 0 19 5 19 14 0 2 0 4-2 6-20 47-40 94-61 141-21-49-42-99-63-148-1-4-1-4-1-5 0-8 15-8 22-8 0-4 0-7 0-11-14 1-33 1-43 1-15 0-37-1-38-1 0 4 0 7 0 11 2 0 3 0 5 0 17 0 21 2 25 11 26 59 51 118 77 178 2 4 2 7 8 7 4 0 6 0 8-6 25-57 49-114 73-171z">
              <text:p/>
            </draw:path>
          </draw:g>
        </draw:g>
        <draw:line draw:style-name="gr1" draw:text-style-name="P1" draw:layer="layout" svg:x1="11.176cm" svg:y1="1.022cm" svg:x2="11.176cm" svg:y2="2.462cm">
          <text:p/>
        </draw:line>
        <draw:custom-shape draw:style-name="gr2" draw:text-style-name="P2" draw:layer="layout" svg:width="0.2cm" svg:height="0.2cm" svg:x="11.077cm" svg:y="2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0}$§svg§600§TRUE§</svg:desc>
          <draw:g>
            <draw:path draw:style-name="gr3" draw:text-style-name="P3" draw:layer="layout" svg:width="0.289cm" svg:height="0.294cm" svg:x="10.467cm" svg:y="2.669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3" draw:text-style-name="P3" draw:layer="layout" svg:width="0.135cm" svg:height="0.2cm" svg:x="10.74cm" svg:y="2.823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1" draw:text-style-name="P1" draw:layer="layout" svg:x1="14.746cm" svg:y1="3.344cm" svg:x2="14.746cm" svg:y2="4.564cm">
          <text:p/>
        </draw:line>
        <draw:custom-shape draw:style-name="gr2" draw:text-style-name="P2" draw:layer="layout" svg:width="0.2cm" svg:height="0.2cm" svg:x="11.077cm" svg:y="3.0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26cm" svg:y1="1.044cm" svg:x2="19.026cm" svg:y2="4.664cm">
          <text:p/>
        </draw:line>
        <draw:line draw:style-name="gr4" draw:text-style-name="P1" draw:layer="layout" svg:x1="11.166cm" svg:y1="1.032cm" svg:x2="19.056cm" svg:y2="1.032cm">
          <text:p/>
        </draw:line>
        <draw:line draw:style-name="gr4" draw:text-style-name="P1" draw:layer="layout" svg:x1="14.726cm" svg:y1="3.352cm" svg:x2="17.166cm" svg:y2="3.352cm">
          <text:p/>
        </draw:line>
        <draw:custom-shape draw:style-name="gr5" draw:text-style-name="P4" draw:layer="layout" svg:width="0.2cm" svg:height="0.2cm" svg:x="14.645cm" svg:y="4.5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cm" svg:height="1.2cm" draw:transform="rotate (1.5707963267949) translate (14.468cm 1.29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=10\,\mathrm{k\Omega}$§svg§600§TRUE§</svg:desc>
          <draw:g>
            <draw:path draw:style-name="gr3" draw:text-style-name="P3" draw:layer="layout" svg:width="0.3cm" svg:height="0.295cm" svg:x="14.15cm" svg:y="1.456cm" svg:viewBox="0 0 301 296" svg:d="M142 29c2-10 3-15 12-16 3 0 16 0 25 0 30 0 77 0 77 41 0 14-8 43-23 60-12 11-34 24-72 24-16 0-31 0-47 0 9-36 18-73 28-109zM202 144c43-10 93-38 93-82 0-36-38-62-93-62-40 0-80 0-120 0-9 0-12 0-12 8 0 5 3 5 12 5 5 0 8 0 15 0 7 1 11 1 11 7 0 2 0 3-1 9-19 75-38 150-57 225-4 17-4 20-38 20-7 0-12 0-12 8 0 5 4 3 6 5 12 0 43-1 54-1s41 1 53 1c3 0 8 0 8-9 0-4-3-4-12-4-15 0-26 0-26-8 0-2 0-4 1-7 9-37 18-74 28-111 16 0 33 0 50 0 38 0 46 24 46 38 0 6-4 19-6 29-3 12-8 27-8 36 0 45 52 45 57 45 36 0 50-42 50-48s-3-4-5-6c-3 0-4 4-6 6-9 32-27 39-38 39-13 0-17-9-17-25 0-14 4-35 5-48 1-6 1-15 1-21 0-32-27-44-39-49z">
              <text:p/>
            </draw:path>
            <draw:path draw:style-name="gr3" draw:text-style-name="P3" draw:layer="layout" svg:width="0.279cm" svg:height="0.097cm" svg:x="14.598cm" svg:y="1.589cm" svg:viewBox="0 0 280 98" svg:d="M265 17c7 0 15 0 15-9 0-8-8-8-14-8-84 0-168 0-253 0-6 0-13 0-13 8 0 9 7 9 14 9 84 0 168 0 251 0zM266 98c6 0 14 0 14-8s-8-8-15-8c-83 0-167 0-251 0-7 0-14 0-14 8s7 8 13 8c85 0 169 0 253 0z">
              <text:p/>
            </draw:path>
            <draw:path draw:style-name="gr3" draw:text-style-name="P3" draw:layer="layout" svg:width="0.138cm" svg:height="0.279cm" svg:x="15.056cm" svg:y="1.463cm" svg:viewBox="0 0 139 280" svg:d="M86 11c0-11 0-11-9-11-27 26-64 26-77 26 0 5 0 9 0 14 8 0 34 0 55-11 0 73 0 145 0 218 0 15-1 19-39 19-5 0-9 0-14 0 0 5 0 9 0 14 16-2 52-2 69-2s54 0 68 2c0-5 0-9 0-14-4 0-9 0-13 0-38 0-40-3-40-19 0-79 0-157 0-236z">
              <text:p/>
            </draw:path>
            <draw:path draw:style-name="gr3" draw:text-style-name="P3" draw:layer="layout" svg:width="0.177cm" svg:height="0.288cm" svg:x="15.245cm" svg:y="1.463cm" svg:viewBox="0 0 178 289" svg:d="M178 145c0-33-3-67-17-98-19-41-54-47-72-47-25 0-55 11-73 49-14 30-16 63-16 96 0 31 2 70 19 102 18 34 49 42 70 42 23 0 55-8 73-49 13-29 16-61 16-95zM89 280c-17 0-41-10-49-51-5-25-5-63-5-89 0-27 0-55 3-78 9-49 40-54 51-54 14 0 42 9 49 50 5 24 5 56 5 82 0 32 0 60-5 87-6 41-30 53-49 53z">
              <text:p/>
            </draw:path>
            <draw:path draw:style-name="gr3" draw:text-style-name="P3" draw:layer="layout" svg:width="0.202cm" svg:height="0.291cm" svg:x="15.523cm" svg:y="1.451cm" svg:viewBox="0 0 203 292" svg:d="M32 260c0 18-4 18-32 18 0 5 0 9 0 14 13 0 34-2 46-2s28 2 46 2c0-5 0-9 0-14-28 0-33 0-33-18 0-14 0-29 0-44 9-8 18-15 27-23 33 45 50 69 50 76 0 8-8 9-15 9 0 5 0 9 0 14 12 0 36-2 46-2 12 0 24 2 36 2 0-5 0-9 0-14-16 0-24 0-41-21-18-25-35-51-53-76-1-1-3-3-3-5 0-1 30-26 34-30 27-21 45-22 53-22 0-5 0-9 0-14-12 2-18 2-29 2-15 0-42-2-48-2 0 5 0 9 0 14 9 0 12 4 12 10 0 9-4 14-8 16-20 17-40 34-60 52 0-68 0-135 0-202-20 2-40 3-60 5 0 4 0 9 0 13 29 0 32 2 32 23 0 73 0 146 0 219z">
              <text:p/>
            </draw:path>
            <draw:path draw:style-name="gr3" draw:text-style-name="P3" draw:layer="layout" svg:width="0.265cm" svg:height="0.295cm" svg:x="15.752cm" svg:y="1.446cm" svg:viewBox="0 0 266 296" svg:d="M266 228c-3 0-7 0-10 0-3 12-4 22-8 31-2 7-3 10-27 10-11 0-23 0-34 0 5-23 18-43 37-71 20-30 38-59 38-92 0-59-58-106-129-106-72 0-128 48-128 106 0 33 17 62 37 92 18 28 31 48 37 71-11 0-22 0-33 0-24 0-27-3-28-10-4-9-6-20-8-31-4 0-7 0-10 0 4 23 9 46 13 68 23 0 45 0 67 0 10 0 11 0 11-8 0-30-13-67-23-94-8-24-20-57-20-88 0-68 47-96 85-96 40 0 85 30 85 96 0 31-12 63-24 97-6 18-20 56-20 85 0 8 1 8 12 8 22 0 44 0 66 0 5-22 10-45 14-68z">
              <text:p/>
            </draw:path>
          </draw:g>
        </draw:g>
        <draw:line draw:style-name="gr1" draw:text-style-name="P1" draw:layer="layout" svg:x1="11.176cm" svg:y1="3.222cm" svg:x2="11.176cm" svg:y2="4.662cm">
          <text:p/>
        </draw:line>
        <draw:line draw:style-name="gr4" draw:text-style-name="P1" draw:layer="layout" svg:x1="11.167cm" svg:y1="4.632cm" svg:x2="19.057cm" svg:y2="4.632cm">
          <text:p/>
        </draw:line>
        <draw:custom-shape draw:style-name="gr6" draw:text-style-name="P2" draw:layer="layout" svg:width="0.5cm" svg:height="1.2cm" draw:transform="rotate (1.5707963267949) translate (15.347cm 4.89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X}$§svg§600§TRUE§</svg:desc>
          <draw:g>
            <draw:path draw:style-name="gr3" draw:text-style-name="P3" draw:layer="layout" svg:width="0.298cm" svg:height="0.294cm" svg:x="16.726cm" svg:y="4.894cm" svg:viewBox="0 0 299 295" svg:d="M140 29c3-10 4-15 12-16 4 0 17 0 25 0 30 0 77 0 77 42 0 14-7 43-23 59-12 12-33 25-72 25-15 0-31 0-46 0 9-37 18-74 27-110zM200 143c43-8 93-38 93-80 0-36-38-63-93-63-40 0-80 0-120 0-8 0-12 0-12 8 0 5 4 5 12 5 5 1 9 0 16 1 7 0 11 2 11 6 0 3 0 4-2 9-18 75-37 150-56 224-5 17-5 20-38 20-7 0-11 0-11 8 0 5 5 5 6 5 11 0 41-1 53-1s40 1 52 1c4 0 9 0 9-9 0-4-4-4-12-4-16 0-27 0-27-8 0-2 0-4 2-7 9-37 18-74 27-111 17 0 34 0 50 0 39 0 46 24 46 38 0 7-4 19-6 29-2 12-7 28-7 36 0 45 50 45 56 45 36 0 50-42 50-48 0-4-3-3-4-4-4 0-5 2-6 4-10 32-29 39-39 39-13 0-16-9-16-25 0-14 2-35 4-48 2-6 2-15 2-19 0-33-28-46-40-51z">
              <text:p/>
            </draw:path>
            <draw:path draw:style-name="gr3" draw:text-style-name="P3" draw:layer="layout" svg:width="0.259cm" svg:height="0.2cm" svg:x="17.042cm" svg:y="5.042cm" svg:viewBox="0 0 260 201" svg:d="M149 88c9-9 19-18 28-27 37-37 49-49 76-50 3 0 7 0 7-6 0-4-4-5-5-5-8 0-18 1-27 1-8 0-27-1-34-1-2 0-6 1-6 7 2 1 0 4 5 4 2 1 9 1 9 7 0 5-4 9-7 12-2 2-39 39-50 50-10-19-20-38-30-57-1-1-2-4-2-5s6-6 15-7c3 0 7 0 7-6-2-2-1-5-6-5-6 0-13 1-19 1s-13 0-19 0c-5 0-12 0-17 0-6 0-12-1-17-1-1 0-5 0-5 7 0 4 3 4 8 4 18 0 19 3 21 9 14 27 28 54 42 80-5 6-11 12-16 17-6 5-20 18-26 24-35 36-47 48-74 49-3 0-7 0-7 6 0 1 1 5 4 5 8 0 19-1 27-1 5 0 13 0 18 0s12 1 17 1c1 0 6 0 6-6 0-5-4-5-6-5-3 0-9-1-9-7 0-5 4-8 10-16 20-19 40-38 60-57 12 23 24 46 36 69 1 3 1 3 1 4s-5 6-15 7c-3 0-6 0-6 6 0 1 0 5 4 5 6 0 15-1 21-1s12 0 19 0c5 0 12 0 17 0 4 0 10 1 15 1 3 0 7 0 7-7 0-4-4-4-9-4-17 0-18-3-21-8-16-31-32-62-47-94z">
              <text:p/>
            </draw:path>
          </draw:g>
        </draw:g>
        <draw:custom-shape draw:style-name="gr5" draw:text-style-name="P4" draw:layer="layout" svg:width="0.2cm" svg:height="0.2cm" svg:x="17.044cm" svg:y="4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146cm" svg:y1="3.344cm" svg:x2="17.146cm" svg:y2="4.564cm">
          <text:p/>
        </draw:line>
        <draw:g>
          <draw:custom-shape draw:style-name="gr7" draw:text-style-name="P5" draw:layer="layout" svg:width="0.75cm" svg:height="0.75cm" svg:x="13.376cm" svg:y="4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A$§svg§600§TRUE§</svg:desc>
            <draw:g>
              <draw:path draw:style-name="gr3" draw:text-style-name="P3" draw:layer="layout" svg:width="0.286cm" svg:height="0.299cm" svg:x="13.613cm" svg:y="4.496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g>
          <draw:custom-shape draw:style-name="gr7" draw:text-style-name="P5" draw:layer="layout" svg:width="0.75cm" svg:height="0.75cm" svg:x="15.577cm" svg:y="2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3" draw:text-style-name="P3" draw:layer="layout" svg:width="0.297cm" svg:height="0.294cm" svg:x="15.827cm" svg:y="3.196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>
          <svg:title>TexMaths</svg:title>
          <svg:desc>12§latex§$I_{\mathrm{A}}$§svg§600§TRUE§</svg:desc>
          <draw:g>
            <draw:path draw:style-name="gr3" draw:text-style-name="P3" draw:layer="layout" svg:width="0.193cm" svg:height="0.285cm" svg:x="14.169cm" svg:y="4.901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1-7 1-9 19-75 38-149 56-224z">
              <text:p/>
            </draw:path>
            <draw:path draw:style-name="gr3" draw:text-style-name="P3" draw:layer="layout" svg:width="0.22cm" svg:height="0.208cm" svg:x="14.352cm" svg:y="5.041cm" svg:viewBox="0 0 221 209" svg:d="M120 7c-3-5-3-7-9-7-5 0-7 2-8 7-23 57-46 114-68 171-3 7-9 20-35 20 0 4 0 8 0 11 11-1 20-1 31-1s34 1 35 1c0-3 0-7 0-11-13 0-22-6-22-14 0-2 1-2 3-6 4-12 8-24 13-36 28 0 56 0 83 0 6 15 12 29 17 43 1 1 3 4 3 5 0 8-17 8-24 8 0 4 0 8 0 11 14 0 33-1 43-1 14 0 36 1 39 1 0-3 0-7 0-11-2 0-4 0-6 0-19 0-21-2-25-10-23-61-47-121-70-181zM102 37c12 32 25 63 38 94-25 0-50 0-75 0 12-31 24-62 37-94z">
              <text:p/>
            </draw:path>
          </draw:g>
        </draw:g>
        <draw:g>
          <svg:title>TexMaths</svg:title>
          <svg:desc>12§latex§$U_{\mathrm{V}}$§svg§600§TRUE§</svg:desc>
          <draw:g>
            <draw:path draw:style-name="gr3" draw:text-style-name="P3" draw:layer="layout" svg:width="0.29cm" svg:height="0.294cm" svg:x="16.371cm" svg:y="3.601cm" svg:viewBox="0 0 291 295" svg:d="M238 44c4-17 12-30 46-31 2 0 7 0 7-8-2-2 0-5-6-5-13 0-29 1-43 1s-29-1-43-1c-3 0-7 0-7 8 0 5 3 5 7 5 24 0 29 10 29 18 0 1-2 8-2 10-12 49-25 99-38 149-14 56-62 92-104 92-29 0-52-18-52-54 0-1 0-14 5-33 14-54 27-109 41-163 3-14 5-19 35-19 12 0 14 0 14-8 0-5-5-5-6-5-11 0-42 1-53 1-13 0-43-1-55-1-3 0-7 0-7 8 0 5 4 5 11 5 1 0 9 0 17 1 7 0 10 2 10 6 0 3-4 21-7 30-3 13-5 25-8 37-5 17-24 96-27 104-2 11-2 18-2 24 0 52 38 80 81 80 54 0 106-46 120-103 13-49 25-98 37-148z">
              <text:p/>
            </draw:path>
            <draw:path draw:style-name="gr3" draw:text-style-name="P3" draw:layer="layout" svg:width="0.229cm" svg:height="0.206cm" svg:x="16.638cm" svg:y="3.749cm" svg:viewBox="0 0 230 207" svg:d="M196 30c4-8 11-18 34-19 0-4 0-7 0-11-8 1-20 1-29 1-12 0-33-1-34-1 0 4 0 7 0 11 10 0 19 5 19 14 0 2 0 4-2 6-20 47-40 94-61 141-21-49-42-99-63-148-1-4-1-4-1-5 0-8 15-8 22-8 0-4 0-7 0-11-14 1-33 1-43 1-15 0-37-1-38-1 0 4 0 7 0 11 2 0 3 0 5 0 17 0 21 2 25 11 26 59 51 118 77 178 2 4 2 7 8 7 4 0 6 0 8-6 25-57 49-114 73-171z">
              <text:p/>
            </draw:path>
          </draw:g>
        </draw:g>
        <draw:frame draw:style-name="gr8" draw:text-style-name="P7" draw:layer="layout" svg:width="1.25cm" svg:height="0.725cm" svg:x="1.45cm" svg:y="5.001cm">
          <draw:text-box>
            <text:p text:style-name="P6"><text:span text:style-name="T1">(a)</text:span></text:p>
          </draw:text-box>
        </draw:frame>
        <draw:frame draw:style-name="gr8" draw:text-style-name="P7" draw:layer="layout" svg:width="1.25cm" svg:height="0.725cm" svg:x="10.95cm" svg:y="5.002cm">
          <draw:text-box>
            <text:p text:style-name="P6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2:59:08.896114307</dc:date>
    <meta:editing-duration>P1DT16H35M29S</meta:editing-duration>
    <meta:editing-cycles>64</meta:editing-cycles>
    <meta:generator>LibreOffice/7.3.7.2$Linux_X86_64 LibreOffice_project/30$Build-2</meta:generator>
    <meta:document-statistic meta:object-count="98"/>
  </office:meta>
</office:document-meta>
</file>